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94cf"/>
    </style:style>
    <style:style style:name="P2" style:family="paragraph" style:parent-style-name="Heading_20_1" style:list-style-name="">
      <style:text-properties fo:font-weight="normal" officeooo:rsid="000194cf" officeooo:paragraph-rsid="000194c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i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6:00:09.149559388</meta:creation-date>
    <dc:date>2025-08-14T16:09:36.980864766</dc:date>
    <meta:editing-duration>PT9M28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24.2.7.2$Linux_X86_64 LibreOffice_project/420$Build-2</meta:generator>
  </office:meta>
</office:document-meta>
</file>